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2570178504"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3002024991"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18M35S</meta:editing-duration>
    <meta:editing-cycles>901</meta:editing-cycles>
    <meta:generator>LibreOffice/6.1.6.3$Linux_X86_64 LibreOffice_project/5896ab1714085361c45cf540f76f60673dd96a72</meta:generator>
    <dc:date>2019-10-06T23:22:30.070988711</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Dim description As String
	Dim elementName As String
	description = "Вы уверены, что хотите удалить все закладки в текущем документе?"
	If NOT confirm(description) Then
		Exit Sub
	EndIf
	elementName = ThisComponent.Links.ElementNames(6)
	bookmarks = ThisComponent.Links.getByName(elementName)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 newFontName)
	replaceFontNameInDirectFormat( "Times New Roman", newFontName)
	statusIndicator.setValue(40)
	replaceFontNameInStyles( "Liberation Serif", newFontName)
	replaceFontNameInDirectFormat( "Liberation Serif", newFontName)
	statusIndicator.setValue(50)	
	replaceFontNameInStyles( "ArabicD", newFontName)
	replaceFontNameInDirectFormat( "ArabicD", newFontName)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TNRArabic2Scheherezade()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SrchAttributes,ReplAttributes)
	setAttributesBySearchPattern(searchPattern,SrchAttributes,ReplAttributes)
End Sub


Sub setAttributesBySearchPattern(searchPattern As String, SrchAttributes, ReplAttributes)
	
	turnOffTracking
	
	Dim oSearch
	Dim oTextCursor As Object 
	Dim oViewCursor As Object
	Dim lineIndent
	Dim foundPatterns() As Object
	document   = ThisComponent.CurrentController.Frame
	dispatcher = createUnoService("com.sun.star.frame.DispatchHelper")
	oSearch = ThisComponent.createSearchDescriptor()
	oSearch.SearchString = searchPattern
	oSearch.SearchRegularExpression=True
    oSearch.SearchAll = True
    oSearch.searchStyles = true
    If Not IsEmpty(SrchAttributes(0).Value) Then
      oSearch.SetSearchAttributes(SrchAttributes())
    End If
	oFound = ThisComponent.findFirst(oSearch)
	Do While Not IsNull(oFound)
	  For i = LBound(ReplAttributes) To Ubound(ReplAttributes)
		  oFound.SetPropertyValue(ReplAttributes(i).Name,ReplAttributes(i).Value)
	  Next i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